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saah" svg:font-family="Utsaah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5cm" fo:min-width="8.5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5.15cm" fo:min-width="6.7cm"/>
    </style:style>
    <style:style style:name="gr3" style:family="graphic" style:parent-style-name="standard">
      <style:graphic-properties draw:textarea-horizontal-align="justify" draw:textarea-vertical-align="middle" draw:auto-grow-height="false" fo:min-height="7.35cm" fo:min-width="7.7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5.95cm" fo:min-width="9.1cm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7.45cm" fo:min-width="8.5cm"/>
    </style:style>
    <style:style style:name="gr7" style:family="graphic" style:parent-style-name="standard">
      <style:graphic-properties draw:textarea-horizontal-align="justify" draw:textarea-vertical-align="middle" draw:auto-grow-height="false" fo:min-height="5.15cm" fo:min-width="8.5cm"/>
    </style:style>
    <style:style style:name="gr8" style:family="graphic" style:parent-style-name="standard">
      <style:graphic-properties draw:textarea-horizontal-align="justify" draw:textarea-vertical-align="middle" draw:auto-grow-height="false" fo:min-height="4.251cm" fo:min-width="13.301cm"/>
    </style:style>
    <style:style style:name="P1" style:family="paragraph">
      <style:paragraph-properties fo:text-align="start"/>
      <style:text-properties fo:font-style="italic" fo:text-shadow="none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99ccff"/>
      <style:paragraph-properties fo:text-align="start"/>
      <style:text-properties fo:font-style="italic" fo:text-shadow="none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99ff99"/>
      <style:paragraph-properties fo:text-align="start"/>
      <style:text-properties fo:font-style="italic" fo:text-shadow="none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cm" svg:height="7.8cm" svg:x="16.6cm" svg:y="16.4cm">
          <draw:glue-point draw:id="4" svg:x="-4.401cm" svg:y="1.699cm"/>
          <draw:glue-point draw:id="5" svg:x="-4.487cm" svg:y="0.825cm"/>
          <text:p text:style-name="P1"><text:span text:style-name="T1">Class file_module{</text:span></text:p>
          <text:p text:style-name="P1"><text:span text:style-name="T1"><text:s/></text:span></text:p>
          <text:p text:style-name="P1"><text:span text:style-name="T1"><text:s/></text:span></text:p>
          <text:p text:style-name="P1"><text:span text:style-name="T1"><text:s text:c="4"/></text:span><text:span text:style-name="T1">FD;</text:span></text:p>
          <text:p text:style-name="P1"><text:span text:style-name="T1"><text:s text:c="4"/></text:span><text:span text:style-name="T1">Operator;</text:span></text:p>
          <text:p text:style-name="P1"><text:span text:style-name="T1"><text:s text:c="4"/></text:span><text:span text:style-name="T1">Controller_list;</text:span></text:p>
          <text:p text:style-name="P1"><text:span text:style-name="T1"><text:s/></text:span></text:p>
          <text:p text:style-name="P1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2cm" svg:height="5.4cm" svg:x="3.4cm" svg:y="3.5cm">
          <draw:glue-point draw:id="4" svg:x="4.583cm" svg:y="-3.888cm"/>
          <text:p text:style-name="P1"><text:span text:style-name="T1">Class file_operator{</text:span></text:p>
          <text:p text:style-name="P1"><text:span text:style-name="T1"><text:s text:c="4"/></text:span><text:span text:style-name="T1">Open(FD);</text:span></text:p>
          <text:p text:style-name="P1"><text:span text:style-name="T1"><text:s text:c="4"/></text:span><text:span text:style-name="T1">Read(FD);</text:span></text:p>
          <text:p text:style-name="P1"><text:span text:style-name="T1"><text:s text:c="4"/></text:span><text:span text:style-name="T1">Write(FD);</text:span></text:p>
          <text:p text:style-name="P1"><text:span text:style-name="T1"><text:s text:c="4"/></text:span><text:span text:style-name="T1">Close(FD)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7.6cm" svg:x="27.8cm" svg:y="11.5cm">
          <draw:glue-point draw:id="4" svg:x="-3.857cm" svg:y="1.851cm"/>
          <draw:glue-point draw:id="5" svg:x="4.285cm" svg:y="-3.888cm"/>
          <text:p text:style-name="P1"><text:span text:style-name="T1">Class controller{</text:span></text:p>
          <text:p text:style-name="P1"><text:span text:style-name="T1"><text:s text:c="6"/></text:span><text:span text:style-name="T1">Name;</text:span></text:p>
          <text:p text:style-name="P1"><text:span text:style-name="T1"><text:s text:c="6"/></text:span><text:span text:style-name="T1">add_action();</text:span></text:p>
          <text:p text:style-name="P1"><text:span text:style-name="T1"><text:s text:c="6"/></text:span><text:span text:style-name="T1">delete_action();</text:span></text:p>
          <text:p text:style-name="P1"><text:span text:style-name="T1"><text:s text:c="6"/></text:span><text:span text:style-name="T1">Action_list();</text:span></text:p>
          <text:p text:style-name="P1"><text:span text:style-name="T1">}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6cm" svg:height="6.2cm" svg:x="16.3cm" svg:y="25.6cm">
          <draw:glue-point draw:id="4" svg:x="4.054cm" svg:y="-3.857cm"/>
          <text:p text:style-name="P1"><text:span text:style-name="T1">Class action{</text:span></text:p>
          <text:p text:style-name="P1"><text:span text:style-name="T1"><text:s text:c="5"/></text:span><text:span text:style-name="T1">Name;</text:span></text:p>
          <text:p text:style-name="P1"><text:span text:style-name="T1"><text:s text:c="5"/></text:span><text:span text:style-name="T1">Status:valid/new/delete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cm" svg:height="7cm" svg:x="40.9cm" svg:y="2.7cm">
          <text:p text:style-name="P1"><text:span text:style-name="T1">Class DB{</text:span></text:p>
          <text:p text:style-name="P1"><text:span text:style-name="T1"><text:s text:c="5"/></text:span><text:span text:style-name="T1">Add();</text:span></text:p>
          <text:p text:style-name="P1"><text:span text:style-name="T1"><text:s text:c="5"/></text:span><text:span text:style-name="T1">Delete();</text:span></text:p>
          <text:p text:style-name="P1"><text:span text:style-name="T1"><text:s text:c="5"/></text:span><text:span text:style-name="T1">Table_list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cm" svg:height="7cm" svg:x="40.9cm" svg:y="10.1cm">
          <text:p text:style-name="P1"><text:span text:style-name="T1">Class table{</text:span></text:p>
          <text:p text:style-name="P1"><text:span text:style-name="T1"><text:s text:c="5"/></text:span><text:span text:style-name="T1">Add();</text:span></text:p>
          <text:p text:style-name="P1"><text:span text:style-name="T1"><text:s text:c="5"/></text:span><text:span text:style-name="T1">Delete();</text:span></text:p>
          <text:p text:style-name="P1"><text:span text:style-name="T1"><text:s text:c="5"/></text:span><text:span text:style-name="T1">item_list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cm" svg:height="7cm" svg:x="40.9cm" svg:y="17.5cm">
          <text:p text:style-name="P1"><text:span text:style-name="T1">Class item{</text:span></text:p>
          <text:p text:style-name="P1"><text:span text:style-name="T1"><text:s text:c="5"/></text:span><text:span text:style-name="T1">Type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7.7cm" svg:x="5.2cm" svg:y="11.8cm">
          <text:p text:style-name="P1"><text:span text:style-name="T1">Class root{</text:span></text:p>
          <text:p text:style-name="P1"><text:span text:style-name="T1"><text:s text:c="5"/></text:span><text:span text:style-name="T1">module_list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cm" svg:height="5.4cm" svg:x="16.7cm" svg:y="6.4cm">
          <text:p text:style-name="P1"><text:span text:style-name="T1">Class node{</text:span></text:p>
          <text:p text:style-name="P1"><text:span text:style-name="T1"><text:s text:c="4"/></text:span><text:span text:style-name="T1">Virtual Add_action();</text:span></text:p>
          <text:p text:style-name="P1"><text:span text:style-name="T1"><text:s text:c="4"/></text:span><text:span text:style-name="T1">Virtual Delete_action();</text:span></text:p>
          <text:p text:style-name="P1"><text:span text:style-name="T1"><text:s text:c="4"/></text:span><text:span text:style-name="T1">Virtual save();</text:span></text:p>
          <text:p text:style-name="P1"><text:span text:style-name="T1"><text:s text:c="4"/></text:span><text:span text:style-name="T1">Status:/new/del/save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3.8cm" svg:height="4.5cm" svg:x="14.2cm" svg:y="11.8cm">
          <text:p/>
          <draw:enhanced-geometry svg:viewBox="0 0 21600 21600" draw:text-areas="0 0 21600 21600" draw:type="quad-arrow" draw:modifiers="9082.29838417506 10329.2444194071 4488.65316059473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saah" svg:font-family="Utsaah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Utsaah" style:font-family-complex="Utsaa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7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8:56:46.919535029</meta:creation-date>
    <dc:date>2018-07-20T01:38:53.222316519</dc:date>
    <meta:editing-duration>PT4H41M11S</meta:editing-duration>
    <meta:editing-cycles>1</meta:editing-cycles>
    <meta:document-statistic meta:object-count="10"/>
    <meta:generator>LibreOffice/5.2.7.2$Linux_X86_64 LibreOffice_project/20m0$Build-2</meta:generator>
  </office:meta>
</office:document-meta>
</file>